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6.493cm"/>
    </style:style>
    <style:style style:name="Table1.B" style:family="table-column">
      <style:table-column-properties style:column-width="10.4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cm" table:align="left"/>
    </style:style>
    <style:style style:name="Table2.A" style:family="table-column">
      <style:table-column-properties style:column-width="5.66cm"/>
    </style:style>
    <style:style style:name="Table2.B" style:family="table-column">
      <style:table-column-properties style:column-width="2.582cm"/>
    </style:style>
    <style:style style:name="Table2.C" style:family="table-column">
      <style:table-column-properties style:column-width="8.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983cm" fo:margin-left="0cm" table:align="left"/>
    </style:style>
    <style:style style:name="Table3.A" style:family="table-column">
      <style:table-column-properties style:column-width="4.743cm"/>
    </style:style>
    <style:style style:name="Table3.B" style:family="table-column">
      <style:table-column-properties style:column-width="2.75cm"/>
    </style:style>
    <style:style style:name="Table3.C" style:family="table-column">
      <style:table-column-properties style:column-width="9.49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line-height="150%" fo:text-align="center" style:justify-single-word="false"/>
      <style:text-properties fo:font-size="16pt" style:font-size-asian="16pt" style:font-size-complex="16pt" style:font-weight-complex="bold"/>
    </style:style>
    <style:style style:name="P5" style:family="paragraph" style:parent-style-name="Standard">
      <style:paragraph-properties fo:line-height="150%" fo:text-align="center" style:justify-single-word="false"/>
      <style:text-properties fo:font-size="16pt" officeooo:rsid="00168380" officeooo:paragraph-rsid="00168380" style:font-size-asian="16pt" style:font-size-complex="16pt" style:font-weight-complex="bold"/>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officeooo:rsid="00153f07" officeooo:paragraph-rsid="00153f07" style:font-weight-asian="bold" style:font-weight-complex="bold"/>
    </style:style>
    <style:style style:name="P9" style:family="paragraph" style:parent-style-name="Standard">
      <style:paragraph-properties fo:line-height="150%"/>
      <style:text-properties fo:font-weight="bold" style:font-weight-asian="bold"/>
    </style:style>
    <style:style style:name="P10" style:family="paragraph" style:parent-style-name="Standard">
      <style:paragraph-properties fo:line-height="150%" fo:text-align="justify" style:justify-single-word="false"/>
      <style:text-properties fo:font-weight="bold" style:font-weight-asian="bold"/>
    </style:style>
    <style:style style:name="P11" style:family="paragraph" style:parent-style-name="Standard">
      <style:paragraph-properties fo:line-height="150%" fo:text-align="center" style:justify-single-word="false"/>
      <style:text-properties fo:font-weight="bold" style:font-weight-asian="bold"/>
    </style:style>
    <style:style style:name="P12" style:family="paragraph" style:parent-style-name="Standard">
      <style:paragraph-properties fo:line-height="150%" fo:text-align="justify" style:justify-single-word="false"/>
      <style:text-properties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122cbf"/>
    </style:style>
    <style:style style:name="P16" style:family="paragraph" style:parent-style-name="Standard">
      <style:paragraph-properties fo:line-height="150%" fo:text-align="justify" style:justify-single-word="false"/>
      <style:text-properties officeooo:paragraph-rsid="001326a5"/>
    </style:style>
    <style:style style:name="P17" style:family="paragraph" style:parent-style-name="Standard">
      <style:paragraph-properties fo:line-height="150%" fo:text-align="justify" style:justify-single-word="false"/>
      <style:text-properties officeooo:paragraph-rsid="00153f07"/>
    </style:style>
    <style:style style:name="P1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20" style:family="paragraph" style:parent-style-name="Standard">
      <style:paragraph-properties fo:line-height="150%" fo:text-align="justify" style:justify-single-word="false"/>
      <style:text-properties fo:font-size="14pt" style:font-size-asian="14pt" style:font-size-complex="14pt"/>
    </style:style>
    <style:style style:name="P21" style:family="paragraph" style:parent-style-name="Standard">
      <style:paragraph-properties fo:line-height="150%" fo:text-align="justify" style:justify-single-word="false"/>
      <style:text-properties fo:font-size="14pt" officeooo:rsid="0011146d" officeooo:paragraph-rsid="0011146d" style:font-size-asian="14pt" style:font-size-complex="14pt"/>
    </style:style>
    <style:style style:name="P22" style:family="paragraph" style:parent-style-name="Standard">
      <style:paragraph-properties fo:line-height="150%" fo:text-align="justify" style:justify-single-word="false"/>
      <style:text-properties fo:font-size="14pt" officeooo:rsid="00168380" officeooo:paragraph-rsid="00168380" style:font-size-asian="14pt" style:font-size-complex="14pt"/>
    </style:style>
    <style:style style:name="P23" style:family="paragraph" style:parent-style-name="Standard">
      <style:paragraph-properties fo:line-height="150%" fo:text-align="justify" style:justify-single-word="false"/>
      <style:text-properties fo:font-size="12pt" officeooo:rsid="0011146d" officeooo:paragraph-rsid="0011146d" style:font-size-asian="12pt" style:font-size-complex="12pt"/>
    </style:style>
    <style:style style:name="P24" style:family="paragraph" style:parent-style-name="Standard">
      <style:paragraph-properties fo:line-height="150%" fo:text-align="justify" style:justify-single-word="false"/>
      <style:text-properties fo:font-size="12pt" fo:font-weight="normal" officeooo:rsid="0011146d" officeooo:paragraph-rsid="0011146d"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officeooo:rsid="0011146d" officeooo:paragraph-rsid="0011146d"/>
    </style:style>
    <style:style style:name="P26" style:family="paragraph" style:parent-style-name="Standard">
      <style:paragraph-properties fo:line-height="150%" fo:text-align="justify" style:justify-single-word="false"/>
      <style:text-properties officeooo:rsid="0011f8f1" officeooo:paragraph-rsid="0011f8f1"/>
    </style:style>
    <style:style style:name="P27" style:family="paragraph" style:parent-style-name="Standard">
      <style:paragraph-properties fo:line-height="150%" fo:text-align="justify" style:justify-single-word="false"/>
      <style:text-properties officeooo:rsid="00122cbf" officeooo:paragraph-rsid="00122cbf"/>
    </style:style>
    <style:style style:name="P28" style:family="paragraph" style:parent-style-name="Standard">
      <style:paragraph-properties fo:line-height="150%" fo:text-align="justify" style:justify-single-word="false"/>
      <style:text-properties officeooo:rsid="001326a5" officeooo:paragraph-rsid="001326a5"/>
    </style:style>
    <style:style style:name="P29" style:family="paragraph" style:parent-style-name="Standard">
      <style:paragraph-properties fo:line-height="150%" fo:text-align="justify" style:justify-single-word="false"/>
      <style:text-properties officeooo:rsid="00153f07" officeooo:paragraph-rsid="00153f07"/>
    </style:style>
    <style:style style:name="P30" style:family="paragraph" style:parent-style-name="Standard">
      <style:paragraph-properties fo:line-height="150%" fo:text-align="justify" style:justify-single-word="false"/>
      <style:text-properties officeooo:rsid="00168380" officeooo:paragraph-rsid="00168380"/>
    </style:style>
    <style:style style:name="P31" style:family="paragraph" style:parent-style-name="Standard">
      <style:paragraph-properties fo:margin-left="1.251cm" fo:margin-right="0cm" fo:line-height="150%" fo:text-align="center" style:justify-single-word="false" fo:text-indent="-1.251cm" style:auto-text-indent="false">
        <style:tab-stops/>
      </style:paragraph-properties>
      <style:text-properties fo:font-size="16pt" fo:font-weight="bold" style:font-size-asian="16pt" style:font-weight-asian="bold" style:font-size-complex="16pt" style:font-weight-complex="bold"/>
    </style:style>
    <style:style style:name="P32" style:family="paragraph" style:parent-style-name="Standard" style:master-page-name="MP0">
      <style:paragraph-properties fo:line-height="150%" fo:text-align="center" style:justify-single-word="false" style:page-number="auto" fo:break-before="page"/>
      <style:text-properties fo:font-size="16pt" fo:font-weight="bold" style:font-size-asian="16pt" style:font-weight-asian="bold" style:font-size-complex="16pt" style:font-weight-complex="bold"/>
    </style:style>
    <style:style style:name="P33" style:family="paragraph" style:parent-style-name="Standard" style:list-style-name="L1">
      <style:paragraph-properties fo:line-height="150%"/>
      <style:text-properties fo:font-weight="bold" style:font-weight-asian="bold" style:font-weight-complex="bold"/>
    </style:style>
    <style:style style:name="P34" style:family="paragraph" style:parent-style-name="Standard">
      <style:paragraph-properties fo:line-height="150%" fo:text-align="justify" style:justify-single-word="false"/>
      <style:text-properties fo:font-weight="bold" style:font-weight-asian="bold" style:font-weight-complex="bold"/>
    </style:style>
    <style:style style:name="P35" style:family="paragraph" style:parent-style-name="Standard" style:list-style-name="L1">
      <style:paragraph-properties fo:line-height="150%" fo:text-align="justify" style:justify-single-word="false"/>
      <style:text-properties fo:font-weight="bold" style:font-weight-asian="bold" style:font-weight-complex="bold"/>
    </style:style>
    <style:style style:name="P36" style:family="paragraph" style:parent-style-name="Standard">
      <style:paragraph-properties fo:line-height="150%" fo:text-align="center" style:justify-single-word="false"/>
      <style:text-properties fo:font-weight="bold" style:font-weight-asian="bold"/>
    </style:style>
    <style:style style:name="P37" style:family="paragraph" style:parent-style-name="Standard" style:list-style-name="L1">
      <style:paragraph-properties fo:line-height="150%"/>
      <style:text-properties style:font-weight-complex="bold"/>
    </style:style>
    <style:style style:name="P38" style:family="paragraph" style:parent-style-name="Standard">
      <style:paragraph-properties fo:line-height="150%" fo:text-align="justify" style:justify-single-word="false"/>
      <style:text-properties style:font-weight-complex="bold"/>
    </style:style>
    <style:style style:name="P39" style:family="paragraph" style:parent-style-name="Standard" style:list-style-name="L1">
      <style:paragraph-properties fo:line-height="150%" fo:text-align="justify" style:justify-single-word="false"/>
      <style:text-properties style:font-weight-complex="bold"/>
    </style:style>
    <style:style style:name="P40" style:family="paragraph" style:parent-style-name="Standard" style:list-style-name="L1">
      <style:paragraph-properties fo:line-height="150%" fo:text-align="justify" style:justify-single-word="false"/>
      <style:text-properties officeooo:paragraph-rsid="001b57e6" style:font-weight-complex="bold"/>
    </style:style>
    <style:style style:name="P41" style:family="paragraph" style:parent-style-name="Standard" style:list-style-name="L2">
      <style:paragraph-properties fo:line-height="150%" fo:text-align="justify" style:justify-single-word="false"/>
      <style:text-properties officeooo:rsid="0011146d" officeooo:paragraph-rsid="0011146d"/>
    </style:style>
    <style:style style:name="P42" style:family="paragraph" style:parent-style-name="Standard" style:list-style-name="L3">
      <style:paragraph-properties fo:line-height="150%" fo:text-align="justify" style:justify-single-word="false"/>
      <style:text-properties fo:font-size="14pt" officeooo:rsid="0011146d" officeooo:paragraph-rsid="0011146d" style:font-size-asian="14pt" style:font-size-complex="14pt"/>
    </style:style>
    <style:style style:name="P43"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44" style:family="paragraph" style:parent-style-name="Standard">
      <style:paragraph-properties fo:line-height="150%" fo:text-align="justify" style:justify-single-word="false"/>
      <style:text-properties fo:font-size="14pt" fo:font-weight="bold" officeooo:paragraph-rsid="0011f8f1" style:font-size-asian="14pt" style:font-weight-asian="bold" style:font-size-complex="14pt"/>
    </style:style>
    <style:style style:name="P45" style:family="paragraph" style:parent-style-name="Standard" style:list-style-name="L3">
      <style:paragraph-properties fo:line-height="150%" fo:text-align="justify" style:justify-single-word="false"/>
      <style:text-properties fo:font-size="12pt" officeooo:rsid="0011146d" officeooo:paragraph-rsid="0011146d" style:font-size-asian="12pt" style:font-size-complex="12pt"/>
    </style:style>
    <style:style style:name="P46" style:family="paragraph" style:parent-style-name="Standard">
      <style:paragraph-properties fo:line-height="150%" fo:text-align="justify" style:justify-single-word="false"/>
      <style:text-properties fo:font-size="12pt" fo:font-weight="normal" officeooo:paragraph-rsid="0011146d"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officeooo:rsid="00122cbf" officeooo:paragraph-rsid="00122cbf"/>
    </style:style>
    <style:style style:name="P48" style:family="paragraph" style:parent-style-name="Standard">
      <style:paragraph-properties fo:line-height="150%" fo:text-align="justify" style:justify-single-word="false"/>
      <style:text-properties fo:font-size="16pt" fo:font-weight="bold" style:font-size-asian="16pt" style:font-weight-asian="bold" style:font-size-complex="16pt"/>
    </style:style>
    <style:style style:name="P49" style:family="paragraph" style:parent-style-name="Standard">
      <style:paragraph-properties fo:line-height="150%" fo:text-align="justify" style:justify-single-word="false"/>
      <style:text-properties fo:font-size="16pt" fo:font-weight="bold" officeooo:paragraph-rsid="001b57e6" style:font-size-asian="16pt" style:font-weight-asian="bold" style:font-size-complex="16pt"/>
    </style:style>
    <style:style style:name="P50" style:family="paragraph" style:parent-style-name="Standard">
      <style:paragraph-properties fo:line-height="150%"/>
    </style:style>
    <style:style style:name="P51" style:family="paragraph" style:parent-style-name="Standard">
      <style:paragraph-properties fo:line-height="150%" fo:text-align="justify" style:justify-single-word="false"/>
    </style:style>
    <style:style style:name="P52" style:family="paragraph" style:parent-style-name="Standard">
      <style:paragraph-properties fo:line-height="150%" fo:text-align="justify" style:justify-single-word="false"/>
      <style:text-properties officeooo:paragraph-rsid="001bb20f"/>
    </style:style>
    <style:style style:name="T1" style:family="text">
      <style:text-properties fo:font-weight="bold" style:font-weight-asian="bold" style:font-weight-complex="bold"/>
    </style:style>
    <style:style style:name="T2" style:family="text">
      <style:text-properties fo:font-weight="bold" officeooo:rsid="001326a5" style:font-weight-asian="bold" style:font-weight-complex="bold"/>
    </style:style>
    <style:style style:name="T3" style:family="text">
      <style:text-properties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11146d"/>
    </style:style>
    <style:style style:name="T6" style:family="text">
      <style:text-properties officeooo:rsid="00122cbf"/>
    </style:style>
    <style:style style:name="T7" style:family="text">
      <style:text-properties officeooo:rsid="001326a5"/>
    </style:style>
    <style:style style:name="T8" style:family="text">
      <style:text-properties officeooo:rsid="00153f07"/>
    </style:style>
    <style:style style:name="T9" style:family="text">
      <style:text-properties officeooo:rsid="00168380"/>
    </style:style>
    <style:style style:name="T10" style:family="text">
      <style:text-properties officeooo:rsid="001b57e6"/>
    </style:style>
    <style:style style:name="T11" style:family="text">
      <style:text-properties officeooo:rsid="001bb20f"/>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
      <text:p text:style-name="P1">SOFTWARE REQUIREMENTS SPECIFICATIONS</text:p>
      <text:p text:style-name="P4">For </text:p>
      <text:p text:style-name="P1"><text:span text:style-name="T9">BANK</text:span> MANAGEMENT SYSTEM</text:p>
      <text:p text:style-name="P1"/>
      <text:p text:style-name="P1"/>
      <text:p text:style-name="P4">Prepared by </text:p>
      <text:p text:style-name="P5">Darpan Pednekar</text:p>
      <text:p text:style-name="P5">Rishikesh Raut</text:p>
      <text:p text:style-name="P5">Advait Sankhe</text:p>
      <text:p text:style-name="P1"/>
      <text:p text:style-name="P4">Proposed to</text:p>
      <text:p text:style-name="P4">Jessica Dias</text:p>
      <text:p text:style-name="P4">Anita Chaudari</text:p>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31"><text:soft-page-break/>Table of Contents</text:p>
      <text:list xml:id="list3122751602" text:style-name="L1">
        <text:list-item>
          <text:p text:style-name="P33">Introduction ………………………………………………………………………………</text:p>
          <text:list>
            <text:list-item>
              <text:p text:style-name="P37">Purpose ………………………………………………………………………………...</text:p>
            </text:list-item>
            <text:list-item>
              <text:p text:style-name="P37">Scope …………………………………………………………………………………..</text:p>
            </text:list-item>
            <text:list-item>
              <text:p text:style-name="P39">Acronyms and Abbreviations ………………………………………………………….</text:p>
            </text:list-item>
            <text:list-item>
              <text:p text:style-name="P39"><text:s/>References …………………………………………………………………………….</text:p>
            </text:list-item>
          </text:list>
        </text:list-item>
        <text:list-item>
          <text:p text:style-name="P35">Overall Description ………………………………………………………………………</text:p>
          <text:list>
            <text:list-item>
              <text:p text:style-name="P39">Product Perspective ……………………………………………………………………</text:p>
            </text:list-item>
            <text:list-item>
              <text:p text:style-name="P39">Product Functions ……………………………………………………………………..</text:p>
              <text:list>
                <text:list-item>
                  <text:p text:style-name="P39">Admin …………………………………………………………………</text:p>
                </text:list-item>
                <text:list-item>
                  <text:p text:style-name="P39">Normal User (Customer) ……………………………………………..</text:p>
                </text:list-item>
              </text:list>
            </text:list-item>
            <text:list-item>
              <text:p text:style-name="P39">Operating Environment ……………………………………………………………….</text:p>
            </text:list-item>
            <text:list-item>
              <text:p text:style-name="P39">User Characteristics …………………………………………………………………...</text:p>
            </text:list-item>
            <text:list-item>
              <text:p text:style-name="P39">Design and Implementation Constraints ………………………………………………</text:p>
            </text:list-item>
            <text:list-item>
              <text:p text:style-name="P39">Assumptions and Dependencies ………………………………………………………</text:p>
            </text:list-item>
          </text:list>
        </text:list-item>
        <text:list-item>
          <text:p text:style-name="P35">Specific Requirements …………………………………………………………………...</text:p>
          <text:list>
            <text:list-item>
              <text:p text:style-name="P39">Functional requirements ………………………………………………………………</text:p>
              <text:list>
                <text:list-item>
                  <text:p text:style-name="P39">Admin …………………………………………………………………….</text:p>
                </text:list-item>
                <text:list-item>
                  <text:p text:style-name="P39">Customers ……………………………………………………………………..</text:p>
                </text:list-item>
                <text:list-item>
                  <text:p text:style-name="P39">Common Functions …………………………………………………………</text:p>
                </text:list-item>
              </text:list>
            </text:list-item>
            <text:list-item>
              <text:p text:style-name="P39">Non Functional Requirements ………………………………………………………..</text:p>
              <text:list>
                <text:list-item>
                  <text:p text:style-name="P39">Usability requirements ……………………………………………………</text:p>
                </text:list-item>
                <text:list-item>
                  <text:p text:style-name="P39">Availability requirements …………………………………………………</text:p>
                </text:list-item>
                <text:list-item>
                  <text:p text:style-name="P39">Efficiency requirements …………………………………………………..</text:p>
                </text:list-item>
                <text:list-item>
                  <text:p text:style-name="P39">Accuracy ………………………………………………………………….</text:p>
                </text:list-item>
                <text:list-item>
                  <text:p text:style-name="P39">Performance requirements ………………………………………………..</text:p>
                </text:list-item>
                <text:list-item>
                  <text:p text:style-name="P39">Reliability requirements ………………………………………………….</text:p>
                </text:list-item>
                <text:list-item>
                  <text:p text:style-name="P39">Maintainability and portability requirements ……………………………</text:p>
                </text:list-item>
                <text:list-item>
                  <text:p text:style-name="P39">Safety requirements ……………………………………………………...</text:p>
                </text:list-item>
                <text:list-item>
                  <text:p text:style-name="P39">Security requirements …………………………………………………….</text:p>
                </text:list-item>
              </text:list>
            </text:list-item>
          </text:list>
        </text:list-item>
        <text:list-item>
          <text:p text:style-name="P35">Interfaces and Possible Scenarios …………………………………………………..</text:p>
          <text:list>
            <text:list-item>
              <text:p text:style-name="P39">Login Interface …………………………………………………………………..</text:p>
            </text:list-item>
            <text:list-item>
              <text:p text:style-name="P39"><text:span text:style-name="T10">Hardware</text:span> Interface ……………………………………………………………….</text:p>
            </text:list-item>
            <text:list-item>
              <text:p text:style-name="P40"><text:span text:style-name="T10">Software</text:span> Interface <text:s/>……………………………………………………………….</text:p>
            </text:list-item>
            <text:list-item>
              <text:p text:style-name="P39"><text:span text:style-name="T10">Communication Interface</text:span>…………………………………………………………</text:p>
            </text:list-item>
          </text:list>
        </text:list-item>
      </text:list>
      <text:p text:style-name="P12"><text:soft-page-break/></text:p>
      <text:list xml:id="list94437589174138" text:continue-numbering="true" text:style-name="L1">
        <text:list-item>
          <text:p text:style-name="P35">Stored Items …………………………………………………………………………..</text:p>
          <text:list>
            <text:list-item>
              <text:p text:style-name="P39">User ………………………………………………………………………………..</text:p>
            </text:list-item>
            <text:list-item>
              <text:p text:style-name="P39">Admin …………………………………………………………………………..</text:p>
            </text:list-item>
          </text:list>
        </text:list-item>
      </text:list>
      <text:p text:style-name="P12"/>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LIST OF TABLES</text:p>
      <text:p text:style-name="P6"/>
      <text:p text:style-name="P6"/>
      <text:p text:style-name="P14"><text:span text:style-name="Default_20_Paragraph_20_Font"><text:span text:style-name="T1">Table 1</text:span></text:span><text:span text:style-name="Default_20_Paragraph_20_Font"><text:span text:style-name="T3"><text:tab/>List of acronyms and abbreviations …………………………………………………..</text:span></text:span></text:p>
      <text:p text:style-name="P14"><text:span text:style-name="Default_20_Paragraph_20_Font"><text:span text:style-name="T1">Table2 <text:tab/></text:span></text:span><text:span text:style-name="Default_20_Paragraph_20_Font"><text:span text:style-name="T3">Attributes saved about the user (Customer) ……………………………………….</text:span></text:span></text:p>
      <text:p text:style-name="P14"><text:span text:style-name="Default_20_Paragraph_20_Font"><text:span text:style-name="T1">Table 3<text:tab/></text:span></text:span><text:span text:style-name="Default_20_Paragraph_20_Font"><text:span text:style-name="T3">Attributes saved about the admin ……………………………………..……………</text:span></text:span></text:p>
      <text:p text:style-name="P6"><text:span text:style-name="Default_20_Paragraph_20_Fon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1. Introduction</text:p>
      <text:p text:style-name="P18">1.1 Purpose</text:p>
      <text:p text:style-name="P14">The purpose of this document is to describe the <text:span text:style-name="T5">Bank</text:span> Management System. This document contains the functional and non-functional requirements of the project.</text:p>
      <text:p text:style-name="P20"/>
      <text:p text:style-name="P18">1.2 Scope</text:p>
      <text:p text:style-name="P14"/>
      <text:p text:style-name="P23">As <text:s text:c="2"/>competition <text:s text:c="2"/>has <text:s text:c="2"/>intensified <text:s text:c="2"/>and <text:s text:c="2"/>Customer <text:s text:c="2"/>needs <text:s text:c="2"/>have <text:s text:c="2"/>also <text:s text:c="2"/>increased, <text:s text:c="2"/>so <text:s text:c="2"/>too <text:s text:c="2"/>have <text:s text:c="2"/>the challenges faced by banks. The pressure on margins has increased, often driven by new market entrants with lower cost bases, and the avalanche of new regulations and compliance seems to gather pace daily. Customers demand access to their financial information regardless of their location or the time of day, and if their current financial institution can’t provide it they can always go to someone else who can.</text:p>
      <text:p text:style-name="P21"/>
      <text:p text:style-name="P18">1.3 Acronyms and Abbreviations</text:p>
      <table:table table:name="Table1" table:style-name="Table1">
        <table:table-column table:style-name="Table1.A"/>
        <table:table-column table:style-name="Table1.B"/>
        <table:table-row>
          <table:table-cell table:style-name="Table1.A1" office:value-type="string">
            <text:p text:style-name="P7">Acronym</text:p>
          </table:table-cell>
          <table:table-cell table:style-name="Table1.A1" office:value-type="string">
            <text:p text:style-name="P7">Meaning</text:p>
          </table:table-cell>
        </table:table-row>
        <table:table-row>
          <table:table-cell table:style-name="Table1.A1" office:value-type="string">
            <text:p text:style-name="P12">OLMS</text:p>
          </table:table-cell>
          <table:table-cell table:style-name="Table1.A1" office:value-type="string">
            <text:p text:style-name="P12">Online Bank Management System.</text:p>
          </table:table-cell>
        </table:table-row>
        <table:table-row>
          <table:table-cell table:style-name="Table1.A1" office:value-type="string">
            <text:p text:style-name="P12">ASP</text:p>
          </table:table-cell>
          <table:table-cell table:style-name="Table1.A1" office:value-type="string">
            <text:p text:style-name="P12">Active Server Pages</text:p>
          </table:table-cell>
        </table:table-row>
        <table:table-row>
          <table:table-cell table:style-name="Table1.A1" office:value-type="string">
            <text:p text:style-name="P12">MS SQL</text:p>
          </table:table-cell>
          <table:table-cell table:style-name="Table1.A1" office:value-type="string">
            <text:p text:style-name="P12">Microsoft Structured Query Language</text:p>
          </table:table-cell>
        </table:table-row>
        <table:table-row>
          <table:table-cell table:style-name="Table1.A1" office:value-type="string">
            <text:p text:style-name="P12">ISBN</text:p>
          </table:table-cell>
          <table:table-cell table:style-name="Table1.A1" office:value-type="string">
            <text:p text:style-name="P12">International Standard Book Number</text:p>
          </table:table-cell>
        </table:table-row>
        <table:table-row>
          <table:table-cell table:style-name="Table1.A1" office:value-type="string">
            <text:p text:style-name="P12">IEEE</text:p>
          </table:table-cell>
          <table:table-cell table:style-name="Table1.A1" office:value-type="string">
            <text:p text:style-name="P12">Institute of Electrical and Electronics Engineers</text:p>
          </table:table-cell>
        </table:table-row>
      </table:table>
      <text:p text:style-name="P7">Table 1: List of acronyms and abbreviations</text:p>
      <text:p text:style-name="P7"/>
      <text:p text:style-name="P18">1.4 References</text:p>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2. Overall Description</text:p>
      <text:p text:style-name="P18">2.1 Product Perspective</text:p>
      <text:p text:style-name="P46"><text:span text:style-name="T5">Our <text:s text:c="2"/>Product <text:s text:c="2"/>consists <text:s text:c="2"/>mainly <text:s text:c="2"/>of <text:s text:c="2"/>two <text:s text:c="2"/>parts <text:s text:c="2"/>i.e. <text:s text:c="2"/>the <text:s text:c="2"/>Core <text:s text:c="2"/>Banking <text:s text:c="2"/>Solution <text:s text:c="2"/>(CBS) <text:s text:c="2"/>and <text:s text:c="2"/>the e­Banking Solution (EBS). </text:span></text:p>
      <text:p text:style-name="P24">The <text:s text:c="2"/>CBS <text:s text:c="2"/>would <text:s text:c="2"/>deal <text:s text:c="2"/>with <text:s text:c="2"/>the <text:s text:c="2"/>internal <text:s text:c="2"/>banking <text:s text:c="2"/>functions <text:s text:c="2"/>like <text:s text:c="2"/>new <text:s text:c="2"/>account <text:s text:c="2"/>registration, withdrawal, deposit, account closure etc. The EBS would be exclusively for the Customers, who could access it from anywhere having an internet connection. The CBS uses a well interfaced GUI whereas the EBS uses well designed Web Forms <text:s/>for specific actions required by the users. </text:p>
      <text:p text:style-name="P24">Both <text:s text:c="2"/>of <text:s text:c="2"/>them <text:s text:c="2"/>connect <text:s text:c="2"/>to <text:s text:c="2"/>a <text:s text:c="2"/>main <text:s text:c="2"/>database <text:s text:c="2"/>server <text:s text:c="2"/>for <text:s text:c="2"/>storing <text:s text:c="2"/>and <text:s text:c="2"/>retrieving <text:s text:c="2"/>the <text:s text:c="2"/>data <text:s text:c="2"/>of <text:s text:c="2"/>the Customers.</text:p>
      <text:p text:style-name="P14"/>
      <text:p text:style-name="P6"/>
      <text:p text:style-name="P18">2.2 Product Functions</text:p>
      <text:p text:style-name="P6">2.2.1 <text:span text:style-name="T10">A</text:span>dmin</text:p>
      <text:list xml:id="list3191927435" text:style-name="L2">
        <text:list-header>
          <text:p text:style-name="P41">MAIN FUNCTIONS OF THE CBS</text:p>
          <text:p text:style-name="P41"/>
        </text:list-header>
        <text:list-item>
          <text:p text:style-name="P41">Login System of the CBS</text:p>
        </text:list-item>
        <text:list-item>
          <text:p text:style-name="P41">New General Account Creation</text:p>
        </text:list-item>
        <text:list-item>
          <text:p text:style-name="P41">New Customer Registration</text:p>
        </text:list-item>
        <text:list-item>
          <text:p text:style-name="P41">Update Customer Info &amp; Account Info</text:p>
        </text:list-item>
        <text:list-item>
          <text:p text:style-name="P41">Close General Account</text:p>
        </text:list-item>
        <text:list-item>
          <text:p text:style-name="P41">Logout System (CBS)</text:p>
        </text:list-item>
      </text:list>
      <text:p text:style-name="P14"/>
      <text:p text:style-name="P6">2.2.2 Normal User (Customer/ Staff)</text:p>
      <text:list xml:id="list3826386669" text:style-name="L3">
        <text:list-header>
          <text:p text:style-name="P42">MAIN FUNCTIONS OF THE EBS</text:p>
          <text:p text:style-name="P42"/>
        </text:list-header>
        <text:list-item>
          <text:p text:style-name="P45">Login System of EBS</text:p>
        </text:list-item>
        <text:list-item>
          <text:p text:style-name="P45">Cheque Book Ordering System</text:p>
        </text:list-item>
        <text:list-item>
          <text:p text:style-name="P45">Cheque Book Blocking System</text:p>
        </text:list-item>
        <text:list-item>
          <text:p text:style-name="P45">Viewing the Accounts Linked with an UserId</text:p>
        </text:list-item>
        <text:list-item>
          <text:p text:style-name="P45">Logout System (EBS)</text:p>
          <text:p text:style-name="P45"/>
          <text:p text:style-name="P45"/>
        </text:list-item>
      </text:list>
      <text:p text:style-name="P19"><text:soft-page-break/>2.3 Operating Environment</text:p>
      <text:p text:style-name="P25">This product is developed mainly using open source technologies like apache, php, gtk+ etc. So, </text:p>
      <text:p text:style-name="P25">we are using the Linux Fedora Core 4 Operating System for developing this product.</text:p>
      <text:p text:style-name="P14"/>
      <text:p text:style-name="P19">2.4 User Characteristics</text:p>
      <text:p text:style-name="P26">BANK EMPLOYEE : <text:s/>The Bank Employees would be the sole users of the CBS. They would </text:p>
      <text:p text:style-name="P26">also use the EBS for their personal accounts in that Bank</text:p>
      <text:p text:style-name="P26">BANK CustomerS : The Customers would use the EBS.</text:p>
      <text:p text:style-name="P26">RESEARCH CustomerS : Research Customers need to get acquainted with characteristics of both </text:p>
      <text:p text:style-name="P26">the CBS as well as EBS , before they can suggest any new enhancements to them. They should </text:p>
      <text:p text:style-name="P26">have enough understanding of this product so as to identify shortcomings in it. <text:s/>More­ever in this </text:p>
      <text:p text:style-name="P26">project a certain task would be accomplished by different ways in different places. This would be </text:p>
      <text:p text:style-name="P26">done in order to put forth an array of options before the Customers who would be aspiring to do </text:p>
      <text:p text:style-name="P26">something similar .</text:p>
      <text:p text:style-name="P26">OPEN SOURCE COMMUNITY : The Open Source Community would be a major user class of </text:p>
      <text:p text:style-name="P26">this product. The users could go through the document for adding extra functionalities to the </text:p>
      <text:p text:style-name="P26">product.</text:p>
      <text:p text:style-name="P14"/>
      <text:p text:style-name="P14"/>
      <text:p text:style-name="P44">2.5 Design and Implementation Constraints</text:p>
      <text:p text:style-name="P44"/>
      <text:p text:style-name="P26">• Enhancements to the security features might lead to performance overhead.</text:p>
      <text:p text:style-name="P26">• Recommended bandwidth is 64 KBps </text:p>
      <text:p text:style-name="P26">• Central Server should be online round the clock</text:p>
      <text:p text:style-name="P19">2.6 Assumptions and Dependencies</text:p>
      <text:p text:style-name="P26">We have made the following assumptions :</text:p>
      <text:p text:style-name="P26">The CBS will be connected to the internet during the working hours of the bank.</text:p>
      <text:p text:style-name="P26">The main server would never go offline.</text:p>
      <text:p text:style-name="P14"/>
      <text:p text:style-name="P14"/>
      <text:p text:style-name="P14"/>
      <text:p text:style-name="P14"/>
      <text:p text:style-name="P14"/>
      <text:p text:style-name="P14"/>
      <text:p text:style-name="P2"><text:soft-page-break/>3. Specific Requirements</text:p>
      <text:p text:style-name="P18">3.1 Functional Requirements</text:p>
      <text:p text:style-name="P6">3.1.1admin</text:p>
      <text:p text:style-name="P14">Prerequisite (admin signed in) for all requirements below</text:p>
      <text:p text:style-name="P14"/>
      <text:p text:style-name="P14">Requirement ID<text:tab/>R1.01.01</text:p>
      <text:p text:style-name="P15">Title<text:tab/><text:tab/><text:tab/><text:span text:style-name="T6">LOGIN</text:span></text:p>
      <text:p text:style-name="P15">Description<text:tab/><text:tab/><text:span text:style-name="T6">This feature will be used to LOG IN into the CBS (only permitted users can <text:s text:c="19"/></text:span></text:p>
      <text:p text:style-name="P27"><text:s text:c="36"/>use the CBS). It <text:s/>is done inorder to prevent any misuse of CBS</text:p>
      <text:p text:style-name="P14">Priority<text:tab/><text:tab/>2<text:tab/><text:tab/></text:p>
      <text:p text:style-name="P14"/>
      <text:p text:style-name="P14">Requirement ID<text:tab/>R1.01.02</text:p>
      <text:p text:style-name="P15">Title<text:tab/><text:tab/><text:tab/><text:span text:style-name="T6"> NEW Customer REGISTRATION</text:span></text:p>
      <text:p text:style-name="P15">Description<text:tab/><text:tab/><text:span text:style-name="T6">Its purpose is to create a new <text:s/>Customer of the Bank. A Customer must be </text:span></text:p>
      <text:p text:style-name="P27"><text:s text:c="34"/>registered <text:s/>before he/she can create any new accounts in any of the branches. <text:s text:c="4"/></text:p>
      <text:p text:style-name="P15">Priority<text:tab/><text:tab/>4</text:p>
      <text:p text:style-name="P14"/>
      <text:p text:style-name="P14">Requirement ID<text:tab/>R1.01.03</text:p>
      <text:p text:style-name="P15">Title<text:tab/><text:tab/><text:tab/><text:span text:style-name="T6">NEW GENERAL ACCOUNT CREATION</text:span></text:p>
      <text:p text:style-name="P15">Description <text:s text:c="16"/><text:span text:style-name="T6">Its purpose is to create a new account of a Customer.</text:span></text:p>
      <text:p text:style-name="P14">Priority<text:tab/><text:tab/>1</text:p>
      <text:p text:style-name="P14"/>
      <text:p text:style-name="P14">Requirement ID<text:tab/>R1.01.04</text:p>
      <text:p text:style-name="P15">Title<text:tab/><text:tab/><text:tab/><text:span text:style-name="T6">UPDATING Customer INFORMATION</text:span></text:p>
      <text:p text:style-name="P16">Description<text:tab/><text:tab/><text:span text:style-name="T7">To update and change certain features of an Account like Overdraft Status, <text:s text:c="2"/></text:span></text:p>
      <text:p text:style-name="P16"><text:s text:c="35"/><text:span text:style-name="T7">Overdraft <text:s text:c="2"/>Limit, Operation Mode etc. </text:span></text:p>
      <text:p text:style-name="P28"><text:s text:c="31"/></text:p>
      <text:p text:style-name="P14">Priority<text:tab/><text:tab/>4</text:p>
      <text:p text:style-name="P14"/>
      <text:p text:style-name="P14">Requirement ID<text:tab/>R1.01.05</text:p>
      <text:p text:style-name="P16">Title<text:tab/><text:tab/><text:tab/><text:span text:style-name="T7">ACCOUNT CLOSING SYSTEM </text:span></text:p>
      <text:p text:style-name="P16">Description <text:tab/> <text:s text:c="11"/><text:span text:style-name="T7">Its purpose is to close the account of a Customer.</text:span></text:p>
      <text:p text:style-name="P14">Priority<text:tab/><text:tab/>3</text:p>
      <text:p text:style-name="P14"><text:span text:style-name="T1"/></text:p>
      <text:p text:style-name="P14"><text:span text:style-name="T1"/></text:p>
      <text:p text:style-name="P14"><text:soft-page-break/><text:span text:style-name="T1">3.1.2 </text:span><text:span text:style-name="T2">Bank Customer</text:span></text:p>
      <text:p text:style-name="P14">Prerequisite (<text:span text:style-name="T7">Customer</text:span> signed in) for all requirements below</text:p>
      <text:p text:style-name="P14"/>
      <text:p text:style-name="P14">Requirement ID<text:tab/>R1.02.01</text:p>
      <text:p text:style-name="P52">Title<text:tab/><text:tab/><text:tab/><text:span text:style-name="T11">UPDATING USER PROFILE</text:span></text:p>
      <text:p text:style-name="P52">Description<text:tab/><text:tab/><text:span text:style-name="T11">This feature would enable the user to update his personal profile like <text:s text:c="149"/></text:span></text:p>
      <text:p text:style-name="P52"><text:s text:c="36"/><text:span text:style-name="T11">telephone number, mobile, email, password etc.</text:span></text:p>
      <text:p text:style-name="P14">Priority<text:tab/><text:tab/>1</text:p>
      <text:p text:style-name="P14"/>
      <text:p text:style-name="P14">Requirement ID<text:tab/>R1.02.02</text:p>
      <text:p text:style-name="P52">Title<text:tab/><text:tab/><text:tab/><text:span text:style-name="T11">ADD NEW LOAN ACCOUNT TYPE</text:span></text:p>
      <text:p text:style-name="P52">Description<text:tab/><text:tab/><text:span text:style-name="T11">This feature would be used by the Super Administrator to add a new Loan </text:span></text:p>
      <text:p text:style-name="P52"><text:s text:c="36"/><text:span text:style-name="T11">Account Type to the Database.</text:span></text:p>
      <text:p text:style-name="P14">Priority<text:tab/><text:tab/>2</text:p>
      <text:p text:style-name="P14"/>
      <text:p text:style-name="P6">3.1.3 Common Functions</text:p>
      <text:p text:style-name="P14">(No pre-requisite required).</text:p>
      <text:p text:style-name="P14"/>
      <text:p text:style-name="P14">Requirement ID<text:tab/>R1.03.01</text:p>
      <text:p text:style-name="P16">Title<text:tab/><text:tab/><text:tab/><text:span text:style-name="T7">LOGIN</text:span></text:p>
      <text:p text:style-name="P16">Description<text:tab/><text:tab/><text:span text:style-name="T7">This feature would be use by the Customer to Login into the EBS and create </text:span></text:p>
      <text:p text:style-name="P16"><text:s text:c="35"/><text:span text:style-name="T7">an user session. (Login is necessary for accessing the facilities of EBS)</text:span><text:tab/></text:p>
      <text:p text:style-name="P16"/>
      <text:p text:style-name="P14">Requirement ID<text:tab/>R1.03.02</text:p>
      <text:p text:style-name="P16">Title<text:tab/><text:tab/><text:tab/><text:span text:style-name="T7">TRANSACTION DETAILS</text:span></text:p>
      <text:p text:style-name="P16">Description<text:tab/><text:tab/><text:span text:style-name="T7">To display the transactional details of an account</text:span></text:p>
      <text:p text:style-name="P14"/>
      <text:p text:style-name="P14"><text:span text:style-name="Default_20_Paragraph_20_Font"><text:span text:style-name="T4">3.2 Non Functional Requirements</text:span></text:span></text:p>
      <text:p text:style-name="P6">3.2.1 Usability Requirement</text:p>
      <text:p text:style-name="P14">The system shall allow the users to access the system from the Internet using HTML or it’s derivative technologies like XML/CSS. The system uses a web browser as an interface. Since all users are familiar with the general usage of browsers, no special training is required. The system is user friendly and online help makes using the system easy and also the product will support multiple languages such as Hindi and English.</text:p>
      <text:p text:style-name="P14"/>
      <text:p text:style-name="P6"><text:soft-page-break/></text:p>
      <text:p text:style-name="P6"/>
      <text:p text:style-name="P6">3.2.2 Availability Requirement</text:p>
      <text:p text:style-name="P14">The system is available 100% for the user and is used 24 hours a day and 365 days a year. The system shall be operational 24 hours a day and 7 days a week.</text:p>
      <text:p text:style-name="P14"/>
      <text:p text:style-name="P6">3.2.3 Efficiency Requirement</text:p>
      <text:p text:style-name="P14">Even if the system fails, the system will be recovered back up within an hour or less.</text:p>
      <text:p text:style-name="P14"/>
      <text:p text:style-name="P6">3.2.4 Accuracy</text:p>
      <text:p text:style-name="P14">The system should accurately provide real time information taking into consideration various concurrency issues. The system shall provide 100% access reliability.</text:p>
      <text:p text:style-name="P14"/>
      <text:p text:style-name="P6">3.2.5 Performance Requirement</text:p>
      <text:p text:style-name="P14">The information is refreshed at regular intervals depending upon whether some updates have occurred or not. <text:s/>The system shall be allowed to take more time when doing large processing jobs. Responses to view information shall take no longer than 5 seconds to appear on the screen.</text:p>
      <text:p text:style-name="P14"/>
      <text:p text:style-name="P6">3.2.6 Reliability Requirement</text:p>
      <text:p text:style-name="P14">The system has to be 100% reliable due to the importance of data and the damages that can be caused by incorrect or incomplete data. The system will run 7 days a week, 24 hours a day.</text:p>
      <text:p text:style-name="P14"/>
      <text:p text:style-name="P6">3.2.7 Maintainability and Portability Requirements</text:p>
      <text:p text:style-name="P14">Changes (password changes, database changes) must be verified once per day at least. The system should provide automatic notification to admin by e-mail about <text:s/><text:span text:style-name="T7">transac</text:span>tion results, availability of <text:span text:style-name="T7">loan</text:span> etc.</text:p>
      <text:p text:style-name="P14"/>
      <text:p text:style-name="P10">3.2.8 Safety Requirement</text:p>
      <text:p text:style-name="P14">System shall not cause harm to any users (<text:span text:style-name="T8">Customer</text:span>/<text:span text:style-name="T7">admin</text:span>) using the system.</text:p>
      <text:p text:style-name="P14"/>
      <text:p text:style-name="P10">3.2.9 Security Requirement</text:p>
      <text:p text:style-name="P17">System will use secured database. <text:span text:style-name="T8">The Central Server comprises of the Apache Server 2.2 and MySql Server 4.17 . Both are open source software solutions <text:s/>and the best among their fields. They have their respective Security Mechanism which would prevent any unauthorised access or exploitation of the Server. </text:span></text:p>
      <text:p text:style-name="P3"><text:soft-page-break/></text:p>
      <text:p text:style-name="P3">4. Interfaces and Possible Scenarios</text:p>
      <text:p text:style-name="P19">4.1 Login Interface</text:p>
      <text:p text:style-name="P8">CBS :</text:p>
      <text:p text:style-name="P29">It will mainly consist of the login screen which would ask for the username and password of the </text:p>
      <text:p text:style-name="P29">user. On successful verification, it would transfer the user to the main page of CBS. In the main </text:p>
      <text:p text:style-name="P29">page , there would be well designed menus and sub­menus (as well as buttons) for performing a </text:p>
      <text:p text:style-name="P29">specific action.On clicking on the desired button or menu item, the user will be shown the respective screen. The user would then enter the required data for processing and press the 'Confirm or Done' button , after which the processing would be done and the user would be returned to the main page.</text:p>
      <text:p text:style-name="P29">There would also be a Logoff button which would help the user to end his session with the CBS </text:p>
      <text:p text:style-name="P29">and he will be transferred back to the Login screen.</text:p>
      <text:p text:style-name="P8">EBS :</text:p>
      <text:p text:style-name="P29">The first page of EBS would be a login screen which would ask for the username and password </text:p>
      <text:p text:style-name="P29">of the Customer and on successful verification would transfer the user to the main page where the </text:p>
      <text:p text:style-name="P29">user would be able to see all his/her linked accounts.</text:p>
      <text:p text:style-name="P29">The user would then be able to use the different functionalities of the EBS by clicking on various </text:p>
      <text:p text:style-name="P29">links that are provided on each page.</text:p>
      <text:p text:style-name="P29">There would be a logout link, pressing which, the user would be logged of the EBS immediately. </text:p>
      <text:p text:style-name="P20"/>
      <text:p text:style-name="P19">4.2 <text:span text:style-name="T8">Hardware</text:span> Interface</text:p>
      <text:p text:style-name="P29">Not Applicable</text:p>
      <text:p text:style-name="P14"/>
      <text:p text:style-name="P30"><text:span text:style-name="T1">4.3 </text:span><text:span text:style-name="T4">Software Interfaces</text:span></text:p>
      <text:p text:style-name="P30">The product is implemented in the Linux Operating System Environment (Fedora Core 4).</text:p>
      <text:p text:style-name="P30">The GUI of the CBS would be designed using the GTK+ toolkit. The concepts of Glade will be </text:p>
      <text:p text:style-name="P30">used during the programming (Like use of Lookup_widget () , signal functions etc)</text:p>
      <text:p text:style-name="P30">The interface of the EBS would be designed using PHP5.</text:p>
      <text:p text:style-name="P22"><text:span text:style-name="T1">4.4</text:span> <text:span text:style-name="T1">Communications Interfaces</text:span></text:p>
      <text:p text:style-name="P30">This product uses an internet connection to connect to the main database server of the bank.</text:p>
      <text:p text:style-name="P14"/>
      <text:p text:style-name="P14"/>
      <text:p text:style-name="P14"/>
      <text:p text:style-name="P14"><text:soft-page-break/></text:p>
      <text:p text:style-name="P49"/>
      <text:p text:style-name="P49"><text:span text:style-name="T10">5</text:span>. <text:span text:style-name="T10">Stored Items</text:span></text:p>
      <text:p text:style-name="P14"/>
      <text:p text:style-name="P10">5.1 <text:span text:style-name="T9">Customer</text:span></text:p>
      <text:p text:style-name="P14">All important details related to the <text:span text:style-name="T9">Customer</text:span> will be stored in the database with the following constraints.</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11">Item</text:p>
          </table:table-cell>
          <table:table-cell table:style-name="Table2.A1" office:value-type="string">
            <text:p text:style-name="P11">Type</text:p>
          </table:table-cell>
          <table:table-cell table:style-name="Table2.A1" office:value-type="string">
            <text:p text:style-name="P11">Constraints</text:p>
          </table:table-cell>
        </table:table-row>
        <table:table-row>
          <table:table-cell table:style-name="Table2.A1" office:value-type="string">
            <text:p text:style-name="P14">Name</text:p>
          </table:table-cell>
          <table:table-cell table:style-name="Table2.A1" office:value-type="string">
            <text:p text:style-name="P14">String</text:p>
          </table:table-cell>
          <table:table-cell table:style-name="Table2.A1" office:value-type="string">
            <text:p text:style-name="P14">Maximum 30 characters, should include first name, middle name and last name.</text:p>
          </table:table-cell>
        </table:table-row>
        <table:table-row>
          <table:table-cell table:style-name="Table2.A1" office:value-type="string">
            <text:p text:style-name="P13">ID</text:p>
          </table:table-cell>
          <table:table-cell table:style-name="Table2.A1" office:value-type="string">
            <text:p text:style-name="P14">Int</text:p>
          </table:table-cell>
          <table:table-cell table:style-name="Table2.A1" office:value-type="string">
            <text:p text:style-name="P14">This is a unique ID in the database.</text:p>
          </table:table-cell>
        </table:table-row>
        <table:table-row>
          <table:table-cell table:style-name="Table2.A1" office:value-type="string">
            <text:p text:style-name="P14">Email</text:p>
          </table:table-cell>
          <table:table-cell table:style-name="Table2.A1" office:value-type="string">
            <text:p text:style-name="P14">String</text:p>
          </table:table-cell>
          <table:table-cell table:style-name="Table2.A1" office:value-type="string">
            <text:p text:style-name="P14">The user should have a valid email address of the type <text:a xlink:type="simple" xlink:href="mailto:abc@gmail.com" office:target-frame-name="_top" xlink:show="replace" text:style-name="Internet_20_link" text:visited-style-name="Visited_20_Internet_20_Link"><text:span text:style-name="Hyperlink">abc@gmail.com</text:span></text:a></text:p>
          </table:table-cell>
        </table:table-row>
        <table:table-row>
          <table:table-cell table:style-name="Table2.A1" office:value-type="string">
            <text:p text:style-name="P14">Telephone</text:p>
          </table:table-cell>
          <table:table-cell table:style-name="Table2.A1" office:value-type="string">
            <text:p text:style-name="P14">Int</text:p>
          </table:table-cell>
          <table:table-cell table:style-name="Table2.A1" office:value-type="string">
            <text:p text:style-name="P14">Should not contain alphabets and should be given with a proper code. For example 022-28554225</text:p>
          </table:table-cell>
        </table:table-row>
        <table:table-row>
          <table:table-cell table:style-name="Table2.A1" office:value-type="string">
            <text:p text:style-name="P14">Mobile</text:p>
          </table:table-cell>
          <table:table-cell table:style-name="Table2.A1" office:value-type="string">
            <text:p text:style-name="P14">Int</text:p>
          </table:table-cell>
          <table:table-cell table:style-name="Table2.A1" office:value-type="string">
            <text:p text:style-name="P14">Should not contain alphabets and should be given</text:p>
            <text:p text:style-name="P14">with a proper code. For example +91-9004930548.</text:p>
          </table:table-cell>
        </table:table-row>
        <table:table-row>
          <table:table-cell table:style-name="Table2.A1" office:value-type="string">
            <text:p text:style-name="P14">Profile Picture</text:p>
          </table:table-cell>
          <table:table-cell table:style-name="Table2.A1" office:value-type="string">
            <text:p text:style-name="P14">Photo</text:p>
          </table:table-cell>
          <table:table-cell table:style-name="Table2.A1" office:value-type="string">
            <text:p text:style-name="P14">Personal photo of the user.</text:p>
          </table:table-cell>
        </table:table-row>
        <table:table-row>
          <table:table-cell table:style-name="Table2.A1" office:value-type="string">
            <text:p text:style-name="P14">Address</text:p>
          </table:table-cell>
          <table:table-cell table:style-name="Table2.A1" office:value-type="string">
            <text:p text:style-name="P14">String </text:p>
          </table:table-cell>
          <table:table-cell table:style-name="Table2.A1" office:value-type="string">
            <text:p text:style-name="P14">Accurate address containing city, street and home number.</text:p>
          </table:table-cell>
        </table:table-row>
        <table:table-row>
          <table:table-cell table:style-name="Table2.A1" office:value-type="string">
            <text:p text:style-name="P14">Birth Date</text:p>
          </table:table-cell>
          <table:table-cell table:style-name="Table2.A1" office:value-type="string">
            <text:p text:style-name="P14">Date</text:p>
          </table:table-cell>
          <table:table-cell table:style-name="Table2.A1" office:value-type="string">
            <text:p text:style-name="P14">Contains the date in accurate format of DD/MM/YY. For example 28/04/1998</text:p>
          </table:table-cell>
        </table:table-row>
        <table:table-row>
          <table:table-cell table:style-name="Table2.A1" office:value-type="string">
            <text:p text:style-name="P14">Membership Status</text:p>
          </table:table-cell>
          <table:table-cell table:style-name="Table2.A1" office:value-type="string">
            <text:p text:style-name="P14">String</text:p>
          </table:table-cell>
          <table:table-cell table:style-name="Table2.A1" office:value-type="string">
            <text:p text:style-name="P14">Include:{OK, expired,, waiting for validation}</text:p>
          </table:table-cell>
        </table:table-row>
        <table:table-row>
          <table:table-cell table:style-name="Table2.A1" office:value-type="string">
            <text:p text:style-name="P14">Username</text:p>
          </table:table-cell>
          <table:table-cell table:style-name="Table2.A1" office:value-type="string">
            <text:p text:style-name="P14">String</text:p>
          </table:table-cell>
          <table:table-cell table:style-name="Table2.A1" office:value-type="string">
            <text:p text:style-name="P14">Registered username</text:p>
          </table:table-cell>
        </table:table-row>
        <table:table-row>
          <table:table-cell table:style-name="Table2.A1" office:value-type="string">
            <text:p text:style-name="P14">Password</text:p>
          </table:table-cell>
          <table:table-cell table:style-name="Table2.A1" office:value-type="string">
            <text:p text:style-name="P14">String</text:p>
          </table:table-cell>
          <table:table-cell table:style-name="Table2.A1" office:value-type="string">
            <text:p text:style-name="P14">Registered password.</text:p>
          </table:table-cell>
        </table:table-row>
      </table:table>
      <text:p text:style-name="P11">Table 2: Attributes saved about the user (Customer)</text:p>
      <text:p text:style-name="P13"/>
      <text:p text:style-name="P13"/>
      <text:p text:style-name="P13"/>
      <text:p text:style-name="P13"/>
      <text:p text:style-name="P13"/>
      <text:p text:style-name="P13"/>
      <text:p text:style-name="P13"/>
      <text:p text:style-name="P13"/>
      <text:p text:style-name="P13"><text:soft-page-break/></text:p>
      <text:p text:style-name="P13"/>
      <text:p text:style-name="P9">5.2 <text:span text:style-name="T9">Administrator</text:span></text:p>
      <text:p text:style-name="P13">This table illustrates the main attributes stored about the <text:span text:style-name="T9">administrator.</text:span></text:p>
      <table:table table:name="Table3" table:style-name="Table3">
        <table:table-column table:style-name="Table3.A"/>
        <table:table-column table:style-name="Table3.B"/>
        <table:table-column table:style-name="Table3.C"/>
        <table:table-row>
          <table:table-cell table:style-name="Table3.A1" office:value-type="string">
            <text:p text:style-name="P11">Item</text:p>
          </table:table-cell>
          <table:table-cell table:style-name="Table3.A1" office:value-type="string">
            <text:p text:style-name="P11">Type</text:p>
          </table:table-cell>
          <table:table-cell table:style-name="Table3.A1" office:value-type="string">
            <text:p text:style-name="P11">Constraints</text:p>
          </table:table-cell>
        </table:table-row>
        <table:table-row>
          <table:table-cell table:style-name="Table3.A1" office:value-type="string">
            <text:p text:style-name="P13">Name</text:p>
          </table:table-cell>
          <table:table-cell table:style-name="Table3.A1" office:value-type="string">
            <text:p text:style-name="P13">String</text:p>
          </table:table-cell>
          <table:table-cell table:style-name="Table3.A1" office:value-type="string">
            <text:p text:style-name="P13">Maximum 30 characters, should include first name, middle name and last name.</text:p>
          </table:table-cell>
        </table:table-row>
        <table:table-row>
          <table:table-cell table:style-name="Table3.A1" office:value-type="string">
            <text:p text:style-name="P13">ID</text:p>
          </table:table-cell>
          <table:table-cell table:style-name="Table3.A1" office:value-type="string">
            <text:p text:style-name="P14">Int</text:p>
          </table:table-cell>
          <table:table-cell table:style-name="Table3.A1" office:value-type="string">
            <text:p text:style-name="P14">This is a unique ID in the database.</text:p>
          </table:table-cell>
        </table:table-row>
        <table:table-row>
          <table:table-cell table:style-name="Table3.A1" office:value-type="string">
            <text:p text:style-name="P14">Email</text:p>
          </table:table-cell>
          <table:table-cell table:style-name="Table3.A1" office:value-type="string">
            <text:p text:style-name="P14">String</text:p>
          </table:table-cell>
          <table:table-cell table:style-name="Table3.A1" office:value-type="string">
            <text:p text:style-name="P14">The user should have a valid email address of the type <text:a xlink:type="simple" xlink:href="mailto:abc@gmail.com" office:target-frame-name="_top" xlink:show="replace" text:style-name="Internet_20_link" text:visited-style-name="Visited_20_Internet_20_Link"><text:span text:style-name="Hyperlink">abc@gmail.com</text:span></text:a></text:p>
          </table:table-cell>
        </table:table-row>
        <table:table-row>
          <table:table-cell table:style-name="Table3.A1" office:value-type="string">
            <text:p text:style-name="P14">Telephone</text:p>
          </table:table-cell>
          <table:table-cell table:style-name="Table3.A1" office:value-type="string">
            <text:p text:style-name="P14">Int</text:p>
          </table:table-cell>
          <table:table-cell table:style-name="Table3.A1" office:value-type="string">
            <text:p text:style-name="P14">Should not contain alphabets and should be given with a proper code. For example 022-28554225</text:p>
          </table:table-cell>
        </table:table-row>
        <table:table-row>
          <table:table-cell table:style-name="Table3.A1" office:value-type="string">
            <text:p text:style-name="P14">Mobile</text:p>
          </table:table-cell>
          <table:table-cell table:style-name="Table3.A1" office:value-type="string">
            <text:p text:style-name="P14">Int</text:p>
          </table:table-cell>
          <table:table-cell table:style-name="Table3.A1" office:value-type="string">
            <text:p text:style-name="P14">Should not contain alphabets and should be given</text:p>
            <text:p text:style-name="P14">with a proper code. For example +91-9004930548.</text:p>
          </table:table-cell>
        </table:table-row>
        <table:table-row>
          <table:table-cell table:style-name="Table3.A1" office:value-type="string">
            <text:p text:style-name="P14">Profile Picture</text:p>
          </table:table-cell>
          <table:table-cell table:style-name="Table3.A1" office:value-type="string">
            <text:p text:style-name="P14">Photo</text:p>
          </table:table-cell>
          <table:table-cell table:style-name="Table3.A1" office:value-type="string">
            <text:p text:style-name="P14">Personal photo of the user.</text:p>
          </table:table-cell>
        </table:table-row>
        <table:table-row>
          <table:table-cell table:style-name="Table3.A1" office:value-type="string">
            <text:p text:style-name="P14">Address</text:p>
          </table:table-cell>
          <table:table-cell table:style-name="Table3.A1" office:value-type="string">
            <text:p text:style-name="P14">String </text:p>
          </table:table-cell>
          <table:table-cell table:style-name="Table3.A1" office:value-type="string">
            <text:p text:style-name="P14">Accurate address containing city, street and home number.</text:p>
          </table:table-cell>
        </table:table-row>
        <table:table-row>
          <table:table-cell table:style-name="Table3.A1" office:value-type="string">
            <text:p text:style-name="P14">Birth Date</text:p>
          </table:table-cell>
          <table:table-cell table:style-name="Table3.A1" office:value-type="string">
            <text:p text:style-name="P14">Date</text:p>
          </table:table-cell>
          <table:table-cell table:style-name="Table3.A1" office:value-type="string">
            <text:p text:style-name="P14">Contains the date in accurate format of DD/MM/YY. For example 28/04/1998</text:p>
          </table:table-cell>
        </table:table-row>
        <table:table-row>
          <table:table-cell table:style-name="Table3.A1" office:value-type="string">
            <text:p text:style-name="P14">Date Hired</text:p>
          </table:table-cell>
          <table:table-cell table:style-name="Table3.A1" office:value-type="string">
            <text:p text:style-name="P14">Date</text:p>
          </table:table-cell>
          <table:table-cell table:style-name="Table3.A1" office:value-type="string">
            <text:p text:style-name="P14">Under the format: 30/08/2018</text:p>
          </table:table-cell>
        </table:table-row>
        <table:table-row>
          <table:table-cell table:style-name="Table3.A1" office:value-type="string">
            <text:p text:style-name="P14">Hours of work</text:p>
          </table:table-cell>
          <table:table-cell table:style-name="Table3.A1" office:value-type="string">
            <text:p text:style-name="P14">Int</text:p>
          </table:table-cell>
          <table:table-cell table:style-name="Table3.A1" office:value-type="string">
            <text:p text:style-name="P14">Indicates how many hours the admin works per week.</text:p>
          </table:table-cell>
        </table:table-row>
        <table:table-row>
          <table:table-cell table:style-name="Table3.A1" office:value-type="string">
            <text:p text:style-name="P14">Salary</text:p>
          </table:table-cell>
          <table:table-cell table:style-name="Table3.A1" office:value-type="string">
            <text:p text:style-name="P14">Int </text:p>
          </table:table-cell>
          <table:table-cell table:style-name="Table3.A1" office:value-type="string">
            <text:p text:style-name="P14">Per month salary of the admin.</text:p>
          </table:table-cell>
        </table:table-row>
        <table:table-row>
          <table:table-cell table:style-name="Table3.A1" office:value-type="string">
            <text:p text:style-name="P14">Username</text:p>
          </table:table-cell>
          <table:table-cell table:style-name="Table3.A1" office:value-type="string">
            <text:p text:style-name="P14">String</text:p>
          </table:table-cell>
          <table:table-cell table:style-name="Table3.A1" office:value-type="string">
            <text:p text:style-name="P14">Registered username of the <text:span text:style-name="T9">admin</text:span>.</text:p>
          </table:table-cell>
        </table:table-row>
        <table:table-row>
          <table:table-cell table:style-name="Table3.A1" office:value-type="string">
            <text:p text:style-name="P14">Password</text:p>
          </table:table-cell>
          <table:table-cell table:style-name="Table3.A1" office:value-type="string">
            <text:p text:style-name="P14">String</text:p>
          </table:table-cell>
          <table:table-cell table:style-name="Table3.A1" office:value-type="string">
            <text:p text:style-name="P14">Registered password</text:p>
          </table:table-cell>
        </table:table-row>
        <table:table-row>
          <table:table-cell table:style-name="Table3.A1" office:value-type="string">
            <text:p text:style-name="P14">Profile Photo</text:p>
          </table:table-cell>
          <table:table-cell table:style-name="Table3.A1" office:value-type="string">
            <text:p text:style-name="P14">Photo</text:p>
          </table:table-cell>
          <table:table-cell table:style-name="Table3.A1" office:value-type="string">
            <text:p text:style-name="P14">Personal photo of the <text:span text:style-name="T9">admin</text:span></text:p>
          </table:table-cell>
        </table:table-row>
        <table:table-row>
          <table:table-cell table:style-name="Table3.A1" office:value-type="string">
            <text:p text:style-name="P14">ID</text:p>
          </table:table-cell>
          <table:table-cell table:style-name="Table3.A1" office:value-type="string">
            <text:p text:style-name="P14">String</text:p>
          </table:table-cell>
          <table:table-cell table:style-name="Table3.A1" office:value-type="string">
            <text:p text:style-name="P14">The identity number of the <text:span text:style-name="T9">admin</text:span></text:p>
          </table:table-cell>
        </table:table-row>
      </table:table>
      <text:p text:style-name="P11">Table 3: Attributes saved about the admin.</text:p>
      <text:p text:style-name="P11"/>
      <text:p text:style-name="P11"/>
      <text:p text:style-name="P11"/>
      <text:p text:style-name="P13"/>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7074905676c47b82bbcfbea1aeefc84afe1c50e1</meta:generator>
    <dc:title/>
    <meta:initial-creator>Lenovo</meta:initial-creator>
    <meta:creation-date>2019-02-05T16:36:00Z</meta:creation-date>
    <dc:date>2019-02-07T09:41:50.524265016</dc:date>
    <meta:editing-cycles>14</meta:editing-cycles>
    <meta:editing-duration>PT1H17M2S</meta:editing-duration>
    <meta:document-statistic meta:table-count="3" meta:image-count="0" meta:object-count="0" meta:page-count="13" meta:paragraph-count="307" meta:word-count="2064" meta:character-count="14006" meta:non-whitespace-character-count="11656"/>
    <meta:template xlink:type="simple" xlink:actuate="onRequest" xlink:title="" xlink:href="../SRSLib.odt/Normal"/>
  </office:meta>
</office:document-meta>
</file>